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e5e5e5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776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0.6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Dossierseps" style:family="table">
      <style:table-properties style:width="16cm" table:align="margins" style:writing-mode="lr-tb"/>
    </style:style>
    <style:style style:name="Dossierseps.A" style:family="table-column">
      <style:table-column-properties style:column-width="1.998cm" style:rel-column-width="8185*"/>
    </style:style>
    <style:style style:name="Dossierseps.B" style:family="table-column">
      <style:table-column-properties style:column-width="2.193cm" style:rel-column-width="8980*"/>
    </style:style>
    <style:style style:name="Dossierseps.C" style:family="table-column">
      <style:table-column-properties style:column-width="2cm" style:rel-column-width="8192*"/>
    </style:style>
    <style:style style:name="Dossierseps.F" style:family="table-column">
      <style:table-column-properties style:column-width="2.808cm" style:rel-column-width="11501*"/>
    </style:style>
    <style:style style:name="Dossierseps.G" style:family="table-column">
      <style:table-column-properties style:column-width="3.002cm" style:rel-column-width="12293*"/>
    </style:style>
    <style:style style:name="Dossierseps.A1" style:family="table-cell">
      <style:table-cell-properties fo:padding="0.097cm" fo:border-left="0.018cm solid #000000" fo:border-right="none" fo:border-top="0.018cm solid #000000" fo:border-bottom="0.018cm solid #000000"/>
    </style:style>
    <style:style style:name="Dossierseps.G1" style:family="table-cell">
      <style:table-cell-properties fo:padding="0.097cm" fo:border="0.018cm solid #000000"/>
    </style:style>
    <style:style style:name="Dossierseps.A2" style:family="table-cell">
      <style:table-cell-properties fo:padding="0.097cm" fo:border-left="0.018cm solid #000000" fo:border-right="none" fo:border-top="none" fo:border-bottom="0.018cm solid #000000"/>
    </style:style>
    <style:style style:name="Dossierseps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6.002cm" style:rel-column-width="65535*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top" fo:padding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388cm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 fo:line-height="100%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fo:line-height="0.864cm">
        <style:tab-stops/>
      </style:paragraph-properties>
    </style:style>
    <style:style style:name="P9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style:font-size-asian="7pt"/>
    </style:style>
    <style:style style:name="P10" style:family="paragraph" style:parent-style-name="Header">
      <style:paragraph-properties fo:line-height="0.459cm" style:snap-to-layout-grid="false">
        <style:tab-stops/>
      </style:paragraph-properties>
    </style:style>
    <style:style style:name="P11" style:family="paragraph" style:parent-style-name="Header">
      <style:paragraph-properties fo:line-height="0.494cm">
        <style:tab-stops/>
      </style:paragraph-properties>
    </style:style>
    <style:style style:name="P12" style:family="paragraph" style:parent-style-name="Header">
      <style:paragraph-properties fo:line-height="0.494cm" style:snap-to-layout-grid="false">
        <style:tab-stops/>
      </style:paragraph-properties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text-align="justify" style:justify-single-word="false" style:writing-mode="lr-tb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fo:line-height="0.494cm" fo:text-align="center" style:justify-single-word="false" style:snap-to-layout-grid="false"/>
    </style:style>
    <style:style style:name="P19" style:family="paragraph" style:parent-style-name="Standard">
      <style:text-properties fo:language="zxx" fo:country="none" style:language-asian="zxx" style:country-asian="none" style:font-size-complex="11pt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2" style:family="paragraph" style:parent-style-name="Standard">
      <style:paragraph-properties fo:line-height="0.388cm" style:snap-to-layout-grid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P23" style:family="paragraph" style:parent-style-name="Standard">
      <style:paragraph-properties fo:line-height="0.459cm" style:snap-to-layout-gri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/>
    </style:style>
    <style:style style:name="P27" style:family="paragraph" style:parent-style-name="Standard">
      <style:paragraph-properties fo:margin-top="0cm" fo:margin-bottom="0.071cm" fo:line-height="0.564cm" style:snap-to-layout-grid="false"/>
      <style:text-properties fo:font-size="8pt" style:font-size-asian="8pt"/>
    </style:style>
    <style:style style:name="P28" style:family="paragraph" style:parent-style-name="Prénom_20_NOM">
      <style:text-properties fo:font-weight="normal" style:font-weight-asian="normal" style:font-size-complex="11pt"/>
    </style:style>
    <style:style style:name="P29" style:family="paragraph" style:parent-style-name="Prénom_20_NOM">
      <style:paragraph-properties fo:margin-left="7.504cm" fo:margin-right="0cm" fo:text-indent="0.497cm" style:auto-text-indent="false"/>
      <style:text-properties fo:font-weight="normal" style:font-weight-asian="normal" style:font-size-complex="11pt"/>
    </style:style>
    <style:style style:name="P30" style:family="paragraph" style:parent-style-name="Texte_20_de_20_saisie">
      <style:text-properties style:font-name-complex="Arial" style:font-size-complex="11pt"/>
    </style:style>
    <style:style style:name="P31" style:family="paragraph" style:parent-style-name="Titre_20_qualité">
      <style:text-properties style:font-name-complex="Arial" style:font-size-complex="11pt"/>
    </style:style>
    <style:style style:name="P32" style:family="paragraph" style:parent-style-name="Titre_20_qualité">
      <style:text-properties fo:font-weight="bold" style:font-weight-asian="bold" style:font-name-complex="Arial" style:font-size-complex="11pt"/>
    </style:style>
    <style:style style:name="P33" style:family="paragraph" style:parent-style-name="Titre_20_qualité">
      <style:paragraph-properties fo:margin-left="7.251cm" fo:margin-right="0cm" fo:text-indent="0cm" style:auto-text-indent="false"/>
    </style:style>
    <style:style style:name="P34" style:family="paragraph" style:parent-style-name="Titre_20_qualité">
      <style:paragraph-properties fo:margin-left="0cm" fo:margin-right="0cm" fo:text-indent="0cm" style:auto-text-indent="false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text-align="justify" style:justify-single-word="false" style:writing-mode="lr-tb"/>
    </style:style>
    <style:style style:name="P39" style:family="paragraph" style:parent-style-name="Standard" style:list-style-name="L2">
      <style:paragraph-properties fo:text-align="justify" style:justify-single-word="false" style:writing-mode="lr-tb"/>
    </style:style>
    <style:style style:name="P40" style:family="paragraph" style:parent-style-name="Standard" style:list-style-name="L3">
      <style:paragraph-properties fo:text-align="justify" style:justify-single-word="false" style:writing-mode="lr-tb"/>
    </style:style>
    <style:style style:name="P41" style:family="paragraph" style:parent-style-name="Standard" style:list-style-name="L4">
      <style:paragraph-properties fo:text-align="justify" style:justify-single-word="false" style:writing-mode="lr-tb"/>
    </style:style>
    <style:style style:name="P42" style:family="paragraph" style:parent-style-name="Heading_20_1">
      <style:paragraph-properties style:snap-to-layout-grid="false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/>
      <style:text-properties style:font-name="Arial1" fo:font-size="1pt" style:font-name-asian="Arial1" style:font-name-complex="Arial1"/>
    </style:style>
    <style:style style:name="T1" style:family="text">
      <style:text-properties fo:language="zxx" fo:country="none" fo:font-weight="bold" style:language-asian="zxx" style:country-asian="none" style:font-weight-asian="bold" style:font-size-complex="11pt"/>
    </style:style>
    <style:style style:name="T2" style:family="text">
      <style:text-properties fo:language="zxx" fo:country="none" style:language-asian="zxx" style:country-asian="none" style:font-size-complex="11pt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pt" style:font-name-asian="Arial1" style:font-name-complex="Arial1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  <number:month number:style="long"/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commune"/>
        <text:user-field-decl office:value-type="float" office:value="0" text:name="contratcomplexeep93"/>
        <text:user-field-decl office:value-type="float" office:value="0" text:name="nonorientationproep93"/>
        <text:user-field-decl office:value-type="float" office:value="0" text:name="nonrespectsanctionep93"/>
        <text:user-field-decl office:value-type="float" office:value="0" text:name="reorientationep93"/>
        <text:user-field-decl office:value-type="float" office:value="0" text:name="signalementep93"/>
        <text:user-field-decl office:value-type="float" office:value="0" text:name="nonrespectssanctionseps93"/>
        <text:user-field-decl office:value-type="float" office:value="0" text:name="total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commissionep_date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participant_qual"/>
        <text:user-field-decl office:value-type="string" office:string-value="" text:name="participant_prenom"/>
        <text:user-field-decl office:value-type="string" office:string-value="" text:name="participant_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string" office:string-value="" text:name="participant_codepostal"/>
        <text:user-field-decl office:value-type="string" office:string-value="" text:name="participant_ville"/>
        <text:user-field-decl office:value-type="string" office:string-value="" text:name="commissionep_ep_identifiant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ossierep_themeep"/>
        <text:user-field-decl office:value-type="string" office:string-value="" text:name="foyer_sitfam"/>
        <text:user-field-decl office:value-type="string" office:string-value="" text:name="dossier_dtdemrsa"/>
        <text:user-field-decl office:value-type="string" office:string-value="" text:name="serviceinstructeur_lib_service"/>
        <text:user-field-decl office:value-type="string" office:string-value="" text:name="orientstruct_date_valid"/>
        <text:user-field-decl office:value-type="string" office:string-value="" text:name="historiqueetatpe_inscritpe"/>
        <text:user-field-decl office:value-type="string" office:string-value="" text:name="adresse_nomcom"/>
        <text:user-field-decl office:value-type="string" office:string-value="" text:name="remplacantmembreep_qual"/>
        <text:user-field-decl office:value-type="string" office:string-value="" text:name="remplacantmembreep_nom"/>
        <text:user-field-decl office:value-type="string" office:string-value="" text:name="remplacantmembreep_prenom"/>
        <text:user-field-decl office:value-type="string" office:string-value="" text:name="participant_organisme"/>
        <text:user-field-decl office:value-type="string" office:string-value="" text:name="commissionep_chargesuivi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7"/>
          </table:table-cell>
          <table:covered-table-cell/>
          <table:covered-table-cell/>
          <table:table-cell table:style-name="Tableau1.A1" table:number-rows-spanned="11" office:value-type="string">
            <text:p text:style-name="P17"/>
          </table:table-cell>
          <table:table-cell table:style-name="Tableau1.E1" office:value-type="string">
            <text:h text:style-name="P42" text:outline-level="1">ORDRE DU JOUR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9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10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8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2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17"><text:span text:style-name="T1"><text:user-field-get text:name="participant_qual"/></text:span><text:span text:style-name="T1"> </text:span><text:span text:style-name="T1"><text:user-field-get text:name="participant_prenom"/></text:span><text:span text:style-name="T1"> </text:span><text:span text:style-name="T1"><text:user-field-get text:name="participant_nom"/></text:span></text:p>
            <text:p text:style-name="P19"><text:user-field-get text:name="participant_fonctionmembreep_name"/></text:p>
            <text:p text:style-name="P19"><text:user-field-get text:name="participant_organisme"/></text:p>
            <text:p text:style-name="P19"><text:user-field-get text:name="participant_compladr"/></text:p>
            <text:p text:style-name="P19"><text:user-field-get text:name="participant_numvoie"/> <text:user-field-get text:name="participant_typevoie"/> <text:user-field-get text:name="participant_nomvoie"/></text:p>
            <text:p text:style-name="Standard"><text:span text:style-name="T2"><text:user-field-get text:name="participant_codepostal"/></text:span><text:span text:style-name="T2"> </text:span><text:span text:style-name="T2"><text:user-field-get text:name="participant_ville"/></text:span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20">DPAS/SIS/BAT/EP/BV/FF/NB/<text:date style:data-style-name="N106" text:date-value="2011-10-18T15:01:09.60">20111018</text:date>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21">Affaire suivie par : </text:p>
          </table:table-cell>
          <table:covered-table-cell/>
          <table:table-cell table:style-name="Tableau1.A1" office:value-type="string">
            <text:p text:style-name="P20"/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21">Tél. : </text:p>
          </table:table-cell>
          <table:table-cell table:style-name="Tableau1.A1" table:number-columns-spanned="2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20"/>
          </table:table-cell>
          <table:covered-table-cell/>
          <table:covered-table-cell/>
          <table:covered-table-cell/>
          <table:table-cell table:style-name="Tableau1.A1" office:value-type="string">
            <text:p text:style-name="P17"/>
          </table:table-cell>
        </table:table-row>
        <table:table-row table:style-name="Tableau1.12">
          <table:table-cell table:style-name="Tableau1.A1" table:number-columns-spanned="5" office:value-type="string">
            <text:p text:style-name="P23">Bobigny, le <text:date style:data-style-name="N76" text:date-value="2011-10-18T15:01:09.60">18 octobre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section text:style-name="Sect1" text:name="Section1">
        <text:p text:style-name="Standard"><text:user-field-get text:name="participant_qual"/> <text:user-field-get text:name="participant_fonctionmembreep_name"/>,</text:p>
        <text:p text:style-name="Standard"/>
        <text:p text:style-name="P24">J’ai le plaisir de vous convier à la réunion plénière de l’Equipe Pluridisciplinaire <text:user-field-get text:name="commissionep_ep_identifiant"/> dont vous êtes membre.</text:p>
        <text:p text:style-name="P24"/>
        <text:p text:style-name="P24">Cette réunion aura lieu :</text:p>
        <text:p text:style-name="P33">Le <text:user-field-get style:data-style-name="N38" text:name="commissionep_dateseance">samedi 30 décembre 1899</text:user-field-get></text:p>
        <text:p text:style-name="P33">à <text:user-field-get text:name="commissionep_dateseance_time"/></text:p>
        <text:p text:style-name="P33"><text:user-field-get text:name="commissionep_adresseseance"/></text:p>
        <text:p text:style-name="P33"><text:user-field-get text:name="commissionep_codepostalseance"/> <text:user-field-get text:name="commissionep_villeseance"/></text:p>
        <text:p text:style-name="P25"/>
        <text:p text:style-name="P24">L’ordre du jour portera sur l’examen de :</text:p>
        <table:table table:name="Dossierseps" table:style-name="Dossierseps">
          <table:table-column table:style-name="Dossierseps.A"/>
          <table:table-column table:style-name="Dossierseps.B"/>
          <table:table-column table:style-name="Dossierseps.C" table:number-columns-repeated="3"/>
          <table:table-column table:style-name="Dossierseps.F"/>
          <table:table-column table:style-name="Dossierseps.G"/>
          <table:table-header-rows>
            <table:table-row>
              <table:table-cell table:style-name="Dossierseps.A1" office:value-type="string">
                <text:p text:style-name="P26">Communes</text:p>
              </table:table-cell>
              <table:table-cell table:style-name="Dossierseps.A1" office:value-type="string">
                <text:p text:style-name="P26">CER complexes</text:p>
              </table:table-cell>
              <table:table-cell table:style-name="Dossierseps.A1" office:value-type="string">
                <text:p text:style-name="P37">Détection BRSA en parcours social sans réorientation</text:p>
              </table:table-cell>
              <table:table-cell table:style-name="Dossierseps.A1" office:value-type="string">
                <text:p text:style-name="P37">Demandes de suspension</text:p>
              </table:table-cell>
              <table:table-cell table:style-name="Dossierseps.A1" office:value-type="string">
                <text:p text:style-name="P37">Réorientations</text:p>
              </table:table-cell>
              <table:table-cell table:style-name="Dossierseps.A1" office:value-type="string">
                <text:p text:style-name="P37">Non respect du CER</text:p>
              </table:table-cell>
              <table:table-cell table:style-name="Dossierseps.G1" office:value-type="string">
                <text:p text:style-name="P26">Total</text:p>
              </table:table-cell>
            </table:table-row>
          </table:table-header-rows>
          <table:table-row>
            <table:table-cell table:style-name="Dossierseps.A2" office:value-type="string">
              <text:p text:style-name="P35"><text:user-field-get text:name="commune"/><text:soft-page-break/></text:p>
            </table:table-cell>
            <table:table-cell table:style-name="Dossierseps.A2" office:value-type="string">
              <text:p text:style-name="P36"><text:user-field-get style:data-style-name="N0" text:name="contratscomplexe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nonorientationspro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nonrespectssanction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reorientationseps93">0</text:user-field-get><text:soft-page-break/></text:p>
            </table:table-cell>
            <table:table-cell table:style-name="Dossierseps.A2" office:value-type="string">
              <text:p text:style-name="P36"><text:user-field-get style:data-style-name="N0" text:name="signalementseps93">0</text:user-field-get></text:p>
            </table:table-cell>
            <table:table-cell table:style-name="Dossierseps.G2" office:value-type="string">
              <text:p text:style-name="P36"><text:user-field-get style:data-style-name="N0" text:name="total">0</text:user-field-get></text:p>
            </table:table-cell>
          </table:table-row>
        </table:table>
        <text:p text:style-name="P24"/>
        <text:p text:style-name="P15">Ont confirmé leur présence :</text:p>
        <text:section text:style-name="Sect2" text:name="Reponses_confirme">
          <text:list xml:id="list34652866" text:style-name="L1">
            <text:list-item>
              <text:p text:style-name="P38"><text:user-field-get text:name="membreep_qual"/> <text:user-field-get text:name="membreep_nom"/> <text:user-field-get text:name="membreep_prenom"/>, <text:user-field-get text:name="membreep_fonctionmembreep_name"/></text:p>
            </text:list-item>
          </text:list>
        </text:section>
        <text:p text:style-name="P15"/>
        <text:p text:style-name="P14"><text:span text:style-name="T4">Ont </text:span><text:span text:style-name="T4">décliné</text:span><text:span text:style-name="T4"> leur présence :</text:span></text:p>
        <text:section text:style-name="Sect2" text:name="Reponses_decline">
          <text:list xml:id="list34626153" text:style-name="L2">
            <text:list-item>
              <text:p text:style-name="P39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N'ont pas renseigné </text:span><text:span text:style-name="T4">leur présence :</text:span></text:p>
        <text:section text:style-name="Sect2" text:name="Reponses_nonrenseigne">
          <text:list xml:id="list34649899" text:style-name="L3">
            <text:list-item>
              <text:p text:style-name="P40"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4"><text:span text:style-name="T4">Seront remplacés</text:span><text:span text:style-name="T4"> :</text:span></text:p>
        <text:section text:style-name="Sect2" text:name="Reponses_remplacepar">
          <text:list xml:id="list34623922" text:style-name="L4">
            <text:list-item>
              <text:p text:style-name="P41"><text:span text:style-name="T4"><text:user-field-get text:name="remplacantmembreep_qual"/></text:span><text:span text:style-name="T4"> </text:span><text:span text:style-name="T4"><text:user-field-get text:name="remplacantmembreep_nom"/></text:span><text:span text:style-name="T4"> </text:span><text:span text:style-name="T4"><text:user-field-get text:name="remplacantmembreep_prenom"/></text:span><text:span text:style-name="T4"> (en remplacement de </text:span><text:span text:style-name="T4"><text:user-field-get text:name="membreep_qual"/></text:span><text:span text:style-name="T4"> </text:span><text:span text:style-name="T4"><text:user-field-get text:name="membreep_nom"/></text:span><text:span text:style-name="T4"> </text:span><text:span text:style-name="T4"><text:user-field-get text:name="membreep_prenom"/></text:span><text:span text:style-name="T4">), </text:span><text:span text:style-name="T4"><text:user-field-get text:name="membreep_fonctionmembreep_name"/></text:span></text:p>
            </text:list-item>
          </text:list>
        </text:section>
        <text:p text:style-name="P15"/>
        <text:p text:style-name="P15">Fiches synthétiques</text:p>
        <text:section text:style-name="Sect2" text:name="Fichessynthetiques">
          <text:p text:style-name="P15"/>
          <table:table table:name="Tableau4" table:style-name="Tableau4">
            <table:table-column table:style-name="Tableau4.A"/>
            <table:table-column table:style-name="Tableau4.B"/>
            <table:table-row>
              <table:table-cell table:style-name="Tableau4.A1" office:value-type="string">
                <text:p text:style-name="P35">Thématique</text:p>
              </table:table-cell>
              <table:table-cell table:style-name="Tableau4.B1" office:value-type="string">
                <text:p text:style-name="P35"><text:user-field-get text:name="dossierep_themeep"/></text:p>
              </table:table-cell>
            </table:table-row>
            <table:table-row>
              <table:table-cell table:style-name="Tableau4.A2" office:value-type="string">
                <text:p text:style-name="P35">Commune</text:p>
              </table:table-cell>
              <table:table-cell table:style-name="Tableau4.B2" office:value-type="string">
                <text:p text:style-name="P35"><text:user-field-get text:name="adresse_nomcom"/></text:p>
              </table:table-cell>
            </table:table-row>
            <table:table-row>
              <table:table-cell table:style-name="Tableau4.A2" office:value-type="string">
                <text:p text:style-name="P35">Situation familiale</text:p>
              </table:table-cell>
              <table:table-cell table:style-name="Tableau4.B2" office:value-type="string">
                <text:p text:style-name="P35"><text:user-field-get text:name="foyer_sitfam"/></text:p>
              </table:table-cell>
            </table:table-row>
            <table:table-row>
              <table:table-cell table:style-name="Tableau4.A2" office:value-type="string">
                <text:p text:style-name="P35">Inscrit au RSA depuis</text:p>
              </table:table-cell>
              <table:table-cell table:style-name="Tableau4.B2" office:value-type="string">
                <text:p text:style-name="P35"><text:user-field-get text:name="dossier_dtdemrsa"/></text:p>
              </table:table-cell>
            </table:table-row>
            <table:table-row>
              <table:table-cell table:style-name="Tableau4.A2" office:value-type="string">
                <text:p text:style-name="P35">Service référent</text:p>
              </table:table-cell>
              <table:table-cell table:style-name="Tableau4.B2" office:value-type="string">
                <text:p text:style-name="P35"><text:user-field-get text:name="serviceinstructeur_lib_service"/></text:p>
              </table:table-cell>
            </table:table-row>
            <table:table-row>
              <table:table-cell table:style-name="Tableau4.A2" office:value-type="string">
                <text:p text:style-name="P35">Date d'orientation</text:p>
              </table:table-cell>
              <table:table-cell table:style-name="Tableau4.B2" office:value-type="string">
                <text:p text:style-name="P35"><text:user-field-get text:name="orientstruct_date_valid"/></text:p>
              </table:table-cell>
            </table:table-row>
            <table:table-row>
              <table:table-cell table:style-name="Tableau4.A2" office:value-type="string">
                <text:p text:style-name="P35">Inscrit à Pôle Emploi</text:p>
              </table:table-cell>
              <table:table-cell table:style-name="Tableau4.B2" office:value-type="string">
                <text:p text:style-name="P35"><text:user-field-get text:name="historiqueetatpe_inscritpe"/></text:p>
              </table:table-cell>
            </table:table-row>
          </table:table>
          <text:p text:style-name="Standard"/>
        </text:section>
        <text:p text:style-name="P15"><text:soft-page-break/></text:p>
        <text:p text:style-name="P13"/>
        <text:p text:style-name="P24">Je vous remercie d’avance de votre implication dans le dispositif départemental d’insertion. Toutefois en cas d’empêchement, je vous remercie de bien vouloir avertir le Service de l’Insertion et de la Solidarité.</text:p>
        <text:p text:style-name="P30"/>
        <text:p text:style-name="Standard"><text:span text:style-name="T3">Je vous prie d’agréer, </text:span><text:span text:style-name="T3"><text:user-field-get text:name="participant_qual"/></text:span><text:span text:style-name="T3"> </text:span><text:span text:style-name="T3"><text:user-field-get text:name="participant_fonctionmembreep_name"/></text:span>, <text:span text:style-name="T3">l’expression de mes salutations distinguées.</text:span></text:p>
        <text:p text:style-name="Texte_20_de_20_saisie"/>
        <text:p text:style-name="P29">Pour le Président du Conseil général</text:p>
        <text:p text:style-name="P28">et par délégation</text:p>
        <text:p text:style-name="P31"/>
        <text:p text:style-name="P32"/>
        <text:p text:style-name="P32">Benjamin Voisin</text:p>
        <text:p text:style-name="P31">Chef du Service de l’Insertion </text:p>
        <text:p text:style-name="P31">et de la Solidarité</text:p>
      </text:section>
      <text:section text:style-name="Sect3" text:name="Section2">
        <text:p text:style-name="P34"><draw:frame draw:style-name="fr1" draw:name="Cadre1" text:anchor-type="paragraph" svg:x="2.988cm" svg:y="25.686cm" svg:width="16.002cm" draw:z-index="0"><draw:text-box fo:min-height="0.041cm"><table:table table:name="Tableau3" table:style-name="Tableau3"><table:table-column table:style-name="Tableau3.A"/><table:table-row table:style-name="Tableau3.1"><table:table-cell table:style-name="Tableau3.A1" office:value-type="string"><text:p text:style-name="P22"><text:s text:c="5"/></text:p></table:table-cell></table:table-row></table:table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roman"/>
    <style:font-face style:name="Courier New1" svg:font-family="'Courier New'" style:font-family-generic="modern" style:font-pitch="fixed"/>
    <style:font-face style:name="Arial2" svg:font-family="Arial" style:font-family-generic="roman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iret_20_ordre" style:display-name="Tiret ordre" style:family="paragraph" style:parent-style-name="Standard" style:list-style-name="WW8Num3">
      <style:paragraph-properties fo:margin-left="0.699cm" fo:margin-right="0cm" fo:text-indent="0cm" style:auto-text-indent="false">
        <style:tab-stops>
          <style:tab-stop style:position="0.953cm"/>
        </style:tab-stops>
      </style:paragraph-properties>
    </style:style>
    <style:style style:name="souligné_20_texte" style:display-name="souligné texte" style:family="paragraph" style:parent-style-name="Header">
      <style:paragraph-properties fo:line-height="0.106cm"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fo:color="#000000" style:font-name="Arial" fo:font-size="6.5pt" fo:font-style="normal" fo:font-weight="normal" style:font-size-asian="6.5pt" style:font-style-asian="normal" style:font-weight-asian="norma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Arial" fo:font-size="11pt" fo:font-style="normal" fo:font-weight="bold" style:font-size-asian="11pt" style:font-style-asian="normal" style:font-weight-asian="bold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 style:font-name-asian="Times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Arial1" fo:font-size="1pt" style:font-name-asian="Arial1" style:font-name-complex="Arial1"/>
    </style:style>
    <style:style style:name="MP4" style:family="paragraph" style:parent-style-name="Header">
      <style:paragraph-properties fo:line-height="0.388cm"/>
    </style:style>
    <style:style style:name="MP5" style:family="paragraph" style:parent-style-name="Header">
      <style:paragraph-properties fo:line-height="100%">
        <style:tab-stops/>
      </style:paragraph-properties>
      <style:text-properties fo:language="zxx" fo:country="none" style:language-asian="zxx" style:country-asian="none"/>
    </style:style>
    <style:style style:name="MP6" style:family="paragraph" style:parent-style-name="Header">
      <style:paragraph-properties fo:line-height="100%">
        <style:tab-stops/>
      </style:paragraph-properties>
    </style:style>
    <style:style style:name="MP7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P9" style:family="paragraph" style:parent-style-name="Header">
      <style:paragraph-properties fo:line-height="0.864cm">
        <style:tab-stops/>
      </style:paragraph-properties>
    </style:style>
    <style:style style:name="MP10" style:family="paragraph" style:parent-style-name="Footer">
      <style:paragraph-properties>
        <style:tab-stops/>
      </style:paragraph-properties>
    </style:style>
    <style:style style:name="MP1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99cm" fo:margin-bottom="0.75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3" draw:name="PowerPlusWaterMarkObject3" draw:style-name="Mgr1" draw:text-style-name="MP3" svg:width="21.301cm" svg:height="1.253cm" draw:transform="skewX (-6.97202618715239E-017) rotate (0.7853981633973) translate (0.0246944444444444cm 18.0984305555556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page-number text:select-page="current"/>/<text:page-count style:num-format="1">3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21.301cm" svg:height="1.253cm" draw:transform="skewX (-6.97202618715239E-017) rotate (0.7853981633973) translate (0.0246944444444444cm 19.0178333333333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6"/>
        <text:p text:style-name="MP6"/>
        <text:p text:style-name="MP6"/>
        <text:p text:style-name="MP6"/>
        <text:p text:style-name="MP6"/>
      </style:header>
      <style:footer>
        <text:p text:style-name="Footer"/>
      </style:footer>
    </style:master-page>
    <style:master-page style:name="Conversion_20_1" style:display-name="Conversion 1" style:page-layout-name="Mpm3" style:next-style-name="Conversion_20_suivante_20_1">
      <style:header>
        <text:p text:style-name="MP7"><draw:custom-shape text:anchor-type="char" draw:z-index="4" draw:name="PowerPlusWaterMarkObject4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1" style:display-name="Conversion suivante 1" style:page-layout-name="Mpm4">
      <style:header>
        <text:p text:style-name="MP11"><draw:custom-shape text:anchor-type="char" draw:z-index="5" draw:name="PowerPlusWaterMarkObject6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  <style:master-page style:name="Conversion_20_2" style:display-name="Conversion 2" style:page-layout-name="Mpm5" style:next-style-name="Conversion_20_suivante_20_2">
      <style:header>
        <text:p text:style-name="MP7"><draw:custom-shape text:anchor-type="char" draw:z-index="6" draw:name="PowerPlusWaterMarkObject7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MP8"/>
        <text:p text:style-name="MP9"/>
      </style:header>
      <style:footer>
        <text:p text:style-name="MP10"/>
        <text:p text:style-name="MP10"/>
        <text:p text:style-name="MP10"/>
        <text:p text:style-name="MP10"/>
        <text:p text:style-name="MP10"/>
        <text:p text:style-name="MP10"/>
        <text:p text:style-name="MP10"/>
      </style:footer>
    </style:master-page>
    <style:master-page style:name="Conversion_20_suivante_20_2" style:display-name="Conversion suivante 2" style:page-layout-name="Mpm1">
      <style:header>
        <text:p text:style-name="MP11"><draw:custom-shape text:anchor-type="char" draw:z-index="7" draw:name="PowerPlusWaterMarkObject9" draw:style-name="Mgr1" draw:text-style-name="MP3" svg:width="21.301cm" svg:height="1.253cm" draw:transform="skewX (-6.97202618715239E-017) rotate (0.7853981633973) translate (2.67581944444444cm 7.71348611111111cm)"><text:p text:style-name="MP2"><text:span text:style-name="MT1">DOCUMENT DE TRAVAIL Pochette n°6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Isabelle GAILLARD - 4183</meta:initial-creator>
    <meta:creation-date>2011-05-11T12:34:00</meta:creation-date>
    <dc:creator>Julien Mille</dc:creator>
    <dc:date>2011-10-18T15:01:09.45</dc:date>
    <meta:print-date>2011-05-11T12:36:00</meta:print-date>
    <meta:editing-cycles>41</meta:editing-cycles>
    <meta:editing-duration>PT5H7M13S</meta:editing-duration>
    <meta:generator>OpenOffice.org/3.2$Win32 OpenOffice.org_project/320m12$Build-9483</meta:generator>
    <meta:document-statistic meta:table-count="4" meta:image-count="0" meta:object-count="0" meta:page-count="3" meta:paragraph-count="65" meta:word-count="187" meta:character-count="1187"/>
    <meta:user-defined meta:name="Info 1"/>
    <meta:user-defined meta:name="Info 2"/>
    <meta:user-defined meta:name="Info 3"/>
    <meta:user-defined meta:name="Info 4"/>
  </office:meta>
</office:document-meta>
</file>